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18.2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Erreur_Id</text:p>
          </table:table-cell>
          <table:table-cell office:value-type="string">
            <text:p>Information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reur déclenché lorsque le fichier connexion.conf n'existe p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rreur déclenche lorsqu'un des champs du formulaire edit_connection est vid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reur déclenché lorsque le serveur de BDD n'est pas disponibl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reur déclenché lorsque le NDC ou MDP de l'user en BDD est faux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reur déclenché lorsque l'on ne ferme pas la base de donné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rreur déclenché lorsque l'ajout d'un utilisateur ne marche p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reur déclenché lorsque l'on ne peux pas se connecter à la BDD pour une raison inconnu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reur déclenché lorsque l'on ne peux pas supprimer l'utilisateur correctem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rreur déclenché lorsque l'on veux supprimer un utilisateur lors de la visualition alors que l'user n'a rien rechercher 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11/05/2014</text:date>, <text:time>00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0M28S</meta:editing-duration>
    <meta:editing-cycles>10</meta:editing-cycles>
    <meta:generator>OpenOffice/4.0.1$Win32 OpenOffice.org_project/401m5$Build-9714</meta:generator>
    <dc:date>2014-05-11T00:00:40.45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